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.0398in" fo:margin-bottom="0.1366in" style:contextual-spacing="false" fo:line-height="150%" fo:text-align="justify" style:justify-single-word="false"/>
      <style:text-properties style:font-name="Times New Roman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/>
      <style:text-properties officeooo:paragraph-rsid="000475b4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475b4"/>
    </style:style>
    <style:style style:name="T3" style:family="text">
      <style:text-properties officeooo:rsid="00047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Work Program Notes: Moteto</text:span></text:span></text:p>
      <text:p text:style-name="Text_20_body"><text:span text:style-name="Strong_20_Emphasis"><text:span text:style-name="T1"/></text:span></text:p>
      <text:p text:style-name="P3"><text:span text:style-name="Strong_20_Emphasis"><text:span text:style-name="T2">Charles K. Neimog</text:span></text:span></text:p>
      <text:p text:style-name="P3"><text:span text:style-name="Strong_20_Emphasis"><text:span text:style-name="T1"/></text:span></text:p>
      <text:p text:style-name="P1">The composition “Moteto” follows the tradition of medieval motets, exploring the overlapping of independent voices within a Just Intonation structure inspired by Harry Partch. One of the main goals is to allow its performance by amateur choirs and engage the audience in the piece.</text:p>
      <text:p text:style-name="P1">The texts used in this composition were inspired by a distortion (by ChatGPT) of Mia Couto’s poem “Avesso Bíblico”. We do not aim for the text to be comprehensible in a conventional sense. Instead, we believe the work will sound reminiscent of some of Iannis Xenakis’ compositions, reflecting our research in this fiel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8:55:57.963318505</meta:creation-date>
    <dc:date>2023-06-13T18:58:58.086488942</dc:date>
    <meta:editing-duration>PT3M1S</meta:editing-duration>
    <meta:editing-cycles>1</meta:editing-cycles>
    <meta:document-statistic meta:table-count="0" meta:image-count="0" meta:object-count="0" meta:page-count="1" meta:paragraph-count="4" meta:word-count="104" meta:character-count="644" meta:non-whitespace-character-count="544"/>
    <meta:generator>LibreOffice/7.5.3.2$Linux_X86_64 LibreOffice_project/50$Build-2</meta:generator>
  </office:meta>
</office:document-meta>
</file>